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ato" svg:font-family="Lato" style:font-adornments="Regular" style:font-pitch="variable"/>
    <style:font-face style:name="Lato Black" svg:font-family="'Lato Black'" style:font-adornments="Black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 Medium" svg:font-family="'Lato Medium'" style:font-adornments="Regular" style:font-pitch="variable"/>
    <style:font-face style:name="Lato Semibold" svg:font-family="'Lato Semibold'" style:font-adornments="Semibold" style:font-pitch="variable"/>
    <style:font-face style:name="Lato Thin" svg:font-family="'Lato Thin'" style:font-adornments="Bold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 style:shadow="none" style:writing-mode="page"/>
    </style:style>
    <style:style style:name="Table1.A" style:family="table-column">
      <style:table-column-properties style:column-width="1.6729in" style:rel-column-width="2409*"/>
    </style:style>
    <style:style style:name="Table1.B" style:family="table-column">
      <style:table-column-properties style:column-width="1.6736in" style:rel-column-width="2410*"/>
    </style:style>
    <style:style style:name="Table1.A1" style:family="table-cell">
      <style:table-cell-properties fo:padding="0.0382in" fo:border-left="none" fo:border-right="none" fo:border-top="1pt ridge #000000" fo:border-bottom="none"/>
    </style:style>
    <style:style style:name="Table1.A2" style:family="table-cell">
      <style:table-cell-properties fo:padding="0.0382in" fo:border-left="none" fo:border-right="none" fo:border-top="none" fo:border-bottom="1pt solid #000000"/>
    </style:style>
    <style:style style:name="Table1.A3" style:family="table-cell">
      <style:table-cell-properties fo:padding="0.0382in" fo:border="none"/>
    </style:style>
    <style:style style:name="Table1.A5" style:family="table-cell">
      <style:table-cell-properties fo:padding="0.0382in" fo:border-left="none" fo:border-right="none" fo:border-top="1pt solid #000000" fo:border-bottom="none"/>
    </style:style>
    <style:style style:name="Table1.A10" style:family="table-cell">
      <style:table-cell-properties fo:padding="0.0382in" fo:border-left="none" fo:border-right="none" fo:border-top="1pt solid #000000" fo:border-bottom="1pt solid #000000"/>
    </style:style>
    <style:style style:name="Table1.A11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Table_20_Heading">
      <style:text-properties officeooo:rsid="001c1ec4" officeooo:paragraph-rsid="001c1ec4"/>
    </style:style>
    <style:style style:name="P2" style:family="paragraph" style:parent-style-name="Table_20_Heading">
      <style:text-properties officeooo:rsid="001d6cf9" officeooo:paragraph-rsid="001d6cf9"/>
    </style:style>
    <style:style style:name="P3" style:family="paragraph" style:parent-style-name="Standard">
      <style:text-properties style:font-name="Lato Light" officeooo:paragraph-rsid="0019f885"/>
    </style:style>
    <style:style style:name="P4" style:family="paragraph" style:parent-style-name="Standard">
      <style:text-properties style:font-name="Lato Light" officeooo:rsid="001c1ec4" officeooo:paragraph-rsid="001c1ec4"/>
    </style:style>
    <style:style style:name="P5" style:family="paragraph" style:parent-style-name="Standard">
      <style:text-properties style:font-name="Lato Light" officeooo:paragraph-rsid="001c1ec4"/>
    </style:style>
    <style:style style:name="P6" style:family="paragraph" style:parent-style-name="Standard">
      <style:paragraph-properties fo:text-align="end" style:justify-single-word="false"/>
      <style:text-properties style:font-name="Lato Light" fo:font-weight="bold" officeooo:paragraph-rsid="001c1ec4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Lato Light" fo:font-weight="bold" officeooo:rsid="001c1ec4" officeooo:paragraph-rsid="001c1ec4" style:font-weight-asian="bold" style:font-weight-complex="bold"/>
    </style:style>
    <style:style style:name="P8" style:family="paragraph" style:parent-style-name="Heading_20_1">
      <style:text-properties style:font-name="Lato Light"/>
    </style:style>
    <style:style style:name="T1" style:family="text">
      <style:text-properties officeooo:rsid="0019f88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ato Light" officeooo:rsid="0019f88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table:number-columns-spanned="4" office:value-type="string">
            <text:p text:style-name="Table_20_Heading">Nome do Centro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h text:style-name="Heading_20_1" text:outline-level="1"><text:database-display text:table-name="summary_table_1" text:table-type="table" text:column-name="Nombre_centro" text:database-name="directorio_centros_v1.01"> AGRUPACIÓN DE CENTROS DE TRATAMIENTO EN ADICCIONES -ACTA-</text:database-display></text:h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2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h text:style-name="Heading_20_2" text:outline-level="2"><text:database-display text:table-name="summary_table_1" text:table-type="table" text:column-name="Nombre_capacitacion" text:database-name="directorio_centros_v1.01"> DIPLOMADOS, TALLERES, FOROS, ASAMBLEAS Y PROGRAMAS DE PREVENCIÓN, INTERVENCIÓN, ATENCIÓN, REHABILITACIÓN RESIDENCIAL Y AMBULATORIA, Y PROCESOS DE RE-INSERCIÓN SOCIAL CON TÍTULOS COMO "EL MUNDO DE LAS EMOCIONES Y EL MUNDO DE LAS ADICCIONES" CON BASE EN LA INTELIGENCIA EMOCIONAL -IE-</text:database-display></text:h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6"><text:span text:style-name="T3">Modalidade do curso:</text:span></text:p>
          </table:table-cell>
          <table:table-cell table:style-name="Table1.A5" office:value-type="string">
            <text:p text:style-name="P5"><text:database-display text:table-name="summary_table_1" text:table-type="table" text:column-name="Modalidade" text:database-name="directorio_centros_v1.01">PRESENCIAL,</text:database-display></text:p>
          </table:table-cell>
          <table:table-cell table:style-name="Table1.A5" office:value-type="string">
            <text:p text:style-name="P6"><text:span text:style-name="T1">País:</text:span></text:p>
          </table:table-cell>
          <table:table-cell table:style-name="Table1.A5" office:value-type="string">
            <text:p text:style-name="P5"><text:span text:style-name="T1"><text:s/></text:span><text:span text:style-name="T1"><text:database-display text:table-name="summary_table_1" text:table-type="table" text:column-name="Pais" text:database-name="directorio_centros_v1.01">GUATEMALA</text:database-display></text:span><text:span text:style-name="T1"> </text:span></text:p>
          </table:table-cell>
        </table:table-row>
        <table:table-row>
          <table:table-cell table:style-name="Table1.A3" office:value-type="string">
            <text:p text:style-name="P6"><text:span text:style-name="T1">Carga horária:</text:span></text:p>
          </table:table-cell>
          <table:table-cell table:style-name="Table1.A3" office:value-type="string">
            <text:p text:style-name="P5"><text:span text:style-name="T1"><text:database-display text:table-name="summary_table_1" text:table-type="table" text:column-name="Capacitation_horas" text:database-name="directorio_centros_v1.01">8</text:database-display></text:span></text:p>
          </table:table-cell>
          <table:table-cell table:style-name="Table1.A3" office:value-type="string">
            <text:p text:style-name="P6"><text:span text:style-name="T1">Certificação?</text:span></text:p>
          </table:table-cell>
          <table:table-cell table:style-name="Table1.A3" office:value-type="string">
            <text:p text:style-name="P5"><text:span text:style-name="T1"><text:s/></text:span><text:database-display text:table-name="summary_table_1" text:table-type="table" text:column-name="Capacitation_certificacion" text:database-name="directorio_centros_v1.01">SI</text:database-display></text:p>
          </table:table-cell>
        </table:table-row>
        <table:table-row>
          <table:table-cell table:style-name="Table1.A2" office:value-type="string">
            <text:p text:style-name="P7">Ano de início:</text:p>
          </table:table-cell>
          <table:table-cell table:style-name="Table1.A2" office:value-type="string">
            <text:p text:style-name="P5"><text:database-display text:table-name="summary_table_1" text:table-type="table" text:column-name="Desde" text:database-name="directorio_centros_v1.01">8</text:database-display></text:p>
          </table:table-cell>
          <table:table-cell table:style-name="Table1.A2" office:value-type="string">
            <text:p text:style-name="P7">Atual?</text:p>
          </table:table-cell>
          <table:table-cell table:style-name="Table1.A2" office:value-type="string">
            <text:p text:style-name="P5"><text:span text:style-name="T1"><text:s/></text:span><text:database-display text:table-name="summary_table_1" text:table-type="table" text:column-name="Atual" text:database-name="directorio_centros_v1.01">SI</text:database-display></text:p>
          </table:table-cell>
        </table:table-row>
        <table:table-row>
          <table:table-cell table:style-name="Table1.A3" table:number-columns-spanned="4" office:value-type="string">
            <text:p text:style-name="P1">Ementa da Capacitação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Text_20_body"><text:database-display text:table-name="summary_table_1" text:table-type="table" text:column-name="Capacitacion_contenido" text:database-name="directorio_centros_v1.01"> EL MUNDO DE LAS EMOCIONES Y EL MUNDO DE LAS ADICCIONES
PREVENIR, PREVENCIÓN, INTERVENCIÓN, ATENCIÓN, PROCESO DE REHABILITACIÓN, RE-INSERCIÓN, PROGRAMA INTEGRAL DE ABORDAJE Y TRATAMIENTO, INTELIGENCIA EMOCIONAL, GESTAL, CONCEPTUALIZACIÓN BÁSICA, ENTRE OTROS.  </text:database-display></text:p>
          </table:table-cell>
          <table:covered-table-cell/>
          <table:covered-table-cell/>
          <table:covered-table-cell/>
        </table:table-row>
        <table:table-row>
          <table:table-cell table:style-name="Table1.A10" table:number-columns-spanned="4" office:value-type="string">
            <text:p text:style-name="Table_20_Heading">Contato</text:p>
          </table:table-cell>
          <table:covered-table-cell/>
          <table:covered-table-cell/>
          <table:covered-table-cell/>
        </table:table-row>
        <table:table-row>
          <table:table-cell table:style-name="Table1.A11" table:number-columns-spanned="2" office:value-type="string">
            <text:p text:style-name="P7">Email:</text:p>
          </table:table-cell>
          <table:covered-table-cell/>
          <table:table-cell table:style-name="Table1.A11" table:number-columns-spanned="2" office:value-type="string">
            <text:p text:style-name="P4"><text:database-display text:table-name="summary_table_1" text:table-type="table" text:column-name="Responsable_email" text:database-name="directorio_centros_v1.01">CENTRO DE CAPACITACIÓN PERMANENTE -CDCP- ACTA</text:database-display>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7">Telefone:</text:p>
          </table:table-cell>
          <table:covered-table-cell/>
          <table:table-cell table:style-name="Table1.A2" table:number-columns-spanned="2" office:value-type="string">
            <text:p text:style-name="P4"><text:database-display text:table-name="summary_table_1" text:table-type="table" text:column-name="Center_telefono" text:database-name="directorio_centros_v1.01">554 3-8031 / 4613-5860 / 5700-2994</text:database-display></text:p>
          </table:table-cell>
          <table:covered-table-cell/>
        </table:table-row>
      </table:table>
      <text:h text:style-name="P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ato" svg:font-family="Lato" style:font-adornments="Regular" style:font-pitch="variable"/>
    <style:font-face style:name="Lato Black" svg:font-family="'Lato Black'" style:font-adornments="Black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 Medium" svg:font-family="'Lato Medium'" style:font-adornments="Regular" style:font-pitch="variable"/>
    <style:font-face style:name="Lato Semibold" svg:font-family="'Lato Semibold'" style:font-adornments="Semibold" style:font-pitch="variable"/>
    <style:font-face style:name="Lato Thin" svg:font-family="'Lato Thin'" style:font-adornments="Bold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1" fo:font-family="'Liberation Serif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15%" fo:text-align="start" style:justify-single-word="false" style:page-number="auto" style:writing-mode="page"/>
      <style:text-properties fo:text-transform="lowercase" style:font-name="Lato Light1" fo:font-family="'Lato Light'" style:font-style-name="Light" style:font-pitch="variable" fo:font-size="12pt" fo:font-weight="250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402in" fo:margin-bottom="0.0402in" loext:contextual-spacing="false" fo:text-align="center" style:justify-single-word="false" style:page-number="auto" style:writing-mode="page"/>
      <style:text-properties fo:font-variant="small-caps" style:font-name="Lato" fo:font-family="Lato" style:font-style-name="Regular" style:font-pitch="variable" fo:font-size="11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/>
      <style:paragraph-properties fo:margin-top="0.0799in" fo:margin-bottom="0.0799in" loext:contextual-spacing="false" fo:text-align="center" style:justify-single-word="false" style:page-number="auto" fo:background-color="transparent" style:shadow="none" style:writing-mode="page">
        <style:tab-stops/>
      </style:paragraph-properties>
      <style:text-properties style:font-name="Lato Black" fo:font-family="'Lato Black'" style:font-style-name="Black" style:font-pitch="variable" fo:font-size="12pt" fo:font-weight="900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padding="0in" fo:border="none" style:shadow="none" text:number-lines="false" text:line-number="0" style:writing-mode="page"/>
      <style:text-properties fo:font-variant="small-caps" fo:font-size="12pt" fo:font-weight="bold" style:font-size-asian="10.5pt" style:font-weight-asian="bold" style:font-weight-complex="600"/>
    </style:style>
    <style:style style:name="Untitled1" style:family="paragraph" style:parent-style-name="Table_20_Heading">
      <style:paragraph-properties style:writing-mode="page"/>
      <style:text-properties style:font-name="Lato Thin" fo:font-family="'Lato Thin'" style:font-style-name="Bold" style:font-pitch="variable" fo:font-weight="150" style:font-size-asian="10.5pt" style:font-weight-complex="60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3:48:17.076028107</meta:creation-date>
    <dc:date>2017-05-11T15:49:52.572172496</dc:date>
    <meta:editing-duration>PT1H1M1S</meta:editing-duration>
    <meta:editing-cycles>4</meta:editing-cycles>
    <meta:generator>LibreOffice/5.3.1.2$Linux_X86_64 LibreOffice_project/30m0$Build-2</meta:generator>
    <meta:document-statistic meta:table-count="1" meta:image-count="0" meta:object-count="0" meta:page-count="1" meta:paragraph-count="23" meta:word-count="89" meta:character-count="638" meta:non-whitespace-character-count="563"/>
  </office:meta>
</office:document-meta>
</file>